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" manifest:media-type="application/octet-stream"/>
  <manifest:file-entry manifest:full-path="layout-cache" manifest:media-type="application/binary"/>
  <manifest:file-entry manifest:full-path="Object 1" manifest:media-type="application/octet-stream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6736in" style:rel-column-width="16383*"/>
    </style:style>
    <style:style style:name="Table3.D" style:family="table-column">
      <style:table-column-properties style:column-width="1.674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essuna_20_spaziatura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style="italic" fo:font-weight="bold" fo:background-color="transparent" style:font-name-asian="Liberation Sans1" style:font-name-complex="Liberation Sans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8pt" fo:font-style="italic" fo:font-weight="bold" fo:background-color="transparent" style:font-name-asian="Liberation Serif1" style:font-size-asian="18pt" style:font-weight-asian="bold" style:font-name-complex="Liberation Serif1" style:font-size-complex="18pt" style:font-weight-complex="bold"/>
    </style:style>
    <style:style style:name="P4" style:family="paragraph" style:parent-style-name="Standard">
      <style:paragraph-properties fo:line-height="100%" fo:text-align="end" style:justify-single-word="false"/>
      <style:text-properties style:use-window-font-color="true" style:font-name="Times New Roman" fo:font-size="18pt" fo:font-style="normal" fo:font-weight="bold" fo:background-color="transparent" style:font-name-asian="Liberation Serif1" style:font-size-asian="18pt" style:font-style-asian="normal" style:font-weight-asian="bold" style:font-name-complex="Liberation Serif1" style:font-size-complex="18pt" style:font-style-complex="normal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5pt" fo:font-style="normal" fo:font-weight="bold" fo:background-color="transparent" style:font-name-asian="Liberation Serif1" style:font-size-asian="15pt" style:font-style-asian="normal" style:font-weight-asian="bold" style:font-name-complex="Liberation Serif1" style:font-size-complex="15pt" style:font-style-complex="normal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26pt" fo:font-style="normal" fo:font-weight="bold" fo:background-color="transparent" style:font-name-asian="Liberation Serif1" style:font-size-asian="26pt" style:font-weight-asian="bold" style:font-name-complex="Liberation Serif1" style:font-size-complex="2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26pt" fo:font-style="normal" style:text-underline-style="solid" style:text-underline-width="auto" style:text-underline-color="font-color" fo:font-weight="bold" fo:background-color="transparent" style:font-name-asian="Liberation Serif1" style:font-size-asian="26pt" style:font-style-asian="normal" style:font-weight-asian="bold" style:font-name-complex="Liberation Serif1" style:font-size-complex="26pt" style:font-style-complex="normal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4pt" fo:font-style="normal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4pt" fo:font-style="normal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bold" fo:background-color="transparent" style:font-name-asian="Liberation Serif1" style:font-size-asian="14pt" style:font-weight-asian="bold" style:font-name-complex="Liberation Serif1" style:font-size-complex="14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normal" officeooo:rsid="00059135" officeooo:paragraph-rsid="00059135" fo:background-color="transparent" style:font-name-asian="Liberation Serif1" style:font-size-asian="14pt" style:font-weight-asian="normal" style:font-name-complex="Liberation Serif1" style:font-size-complex="14pt" style:font-weight-complex="normal"/>
    </style:style>
    <style:style style:name="P12" style:family="paragraph" style:parent-style-name="Standard">
      <style:text-properties style:use-window-font-color="true" style:font-name="Liberation Sans" fo:font-size="11pt" fo:font-style="normal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style="normal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style="normal" fo:font-weight="bold" officeooo:paragraph-rsid="00091d1c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15" style:family="paragraph" style:parent-style-name="Standard">
      <style:text-properties style:use-window-font-color="true" style:font-name="Liberation Sans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style="normal" fo:font-weight="normal" officeooo:paragraph-rsid="00091d1c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Liberation Sans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1pt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1" style:family="paragraph" style:parent-style-name="Standard">
      <style:text-properties style:font-name="Liberation Sans" fo:font-size="11pt" style:font-size-asian="11pt" style:font-size-complex="11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1pt" style:font-size-asian="11pt" style:font-size-complex="11pt"/>
    </style:style>
    <style:style style:name="P23" style:family="paragraph" style:parent-style-name="Standard">
      <style:text-properties style:font-name="Liberation Sans" fo:font-size="11pt" officeooo:rsid="00059135" officeooo:paragraph-rsid="00059135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1pt" officeooo:paragraph-rsid="00091d1c" style:font-name-asian="Liberation Serif1" style:font-size-asian="11pt" style:font-name-complex="Liberation Serif1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1pt" officeooo:rsid="000c1e6c" officeooo:paragraph-rsid="000c1e6c" style:font-name-asian="Liberation Serif1" style:font-size-asian="11pt" style:font-name-complex="Liberation Serif1" style:font-size-complex="11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officeooo:paragraph-rsid="00091d1c"/>
    </style:style>
    <style:style style:name="P27" style:family="paragraph" style:parent-style-name="Text_20_body">
      <style:text-properties style:font-name="Liberation Sans" fo:font-size="11pt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1pt" officeooo:rsid="00059135" officeooo:paragraph-rsid="00091d1c" style:font-name-asian="Liberation Serif1" style:font-size-asian="11pt" style:font-name-complex="Liberation Serif1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1pt" officeooo:rsid="00085b7d" officeooo:paragraph-rsid="00091d1c" style:font-name-asian="Liberation Serif1" style:font-size-asian="11pt" style:font-name-complex="Liberation Serif1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1pt" officeooo:paragraph-rsid="00091d1c" style:font-name-asian="Liberation Serif1" style:font-size-asian="11pt" style:font-name-complex="Liberation Serif1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59135" officeooo:paragraph-rsid="00091d1c" style:font-name-asian="Liberation Serif1" style:font-size-asian="12pt" style:font-weight-asian="bold" style:font-name-complex="Liberation Serif1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87828" officeooo:paragraph-rsid="00091d1c" style:font-name-asian="Liberation Serif1" style:font-size-asian="12pt" style:font-weight-asian="bold" style:font-name-complex="Liberation Serif1" style:font-size-complex="12pt" style:font-weight-complex="bold"/>
    </style:style>
    <style:style style:name="P33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20pt" fo:font-style="normal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34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20pt" fo:font-style="normal" fo:font-weight="bold" officeooo:paragraph-rsid="00091d1c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35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ans" fo:font-size="11pt" fo:font-style="normal" fo:font-weight="bold" officeooo:paragraph-rsid="00091d1c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4pt" fo:font-style="normal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37" style:family="paragraph" style:parent-style-name="Standard" style:list-style-name="L2">
      <style:text-properties style:font-name="Liberation Sans" fo:font-size="11pt" officeooo:rsid="000c1e6c" officeooo:paragraph-rsid="000c1e6c" style:font-size-asian="11pt" style:font-size-complex="11pt"/>
    </style:style>
    <style:style style:name="P38" style:family="paragraph" style:parent-style-name="Standard" style:list-style-name="L2">
      <style:text-properties style:font-name="Liberation Sans" fo:font-size="11pt" style:font-size-asian="11pt" style:font-size-complex="11pt"/>
    </style:style>
    <style:style style:name="P39" style:family="paragraph" style:parent-style-name="Standard" style:list-style-name="L3">
      <style:text-properties style:font-name="Liberation Sans" fo:font-size="11pt" style:font-size-asian="11pt" style:font-size-complex="11pt"/>
    </style:style>
    <style:style style:name="P40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Times New Roman" fo:font-size="12pt" fo:font-weight="bold" fo:background-color="transparent" style:font-name-asian="Liberation Serif1" style:font-size-asian="12pt" style:font-weight-asian="bold" style:font-name-complex="Liberation Serif1" style:font-size-complex="12pt" style:font-weight-complex="bold"/>
    </style:style>
    <style:style style:name="P41" style:family="paragraph" style:parent-style-name="Text_20_body" style:list-style-name="">
      <style:text-properties style:use-window-font-color="true" style:font-name="Liberation Sans" fo:font-size="20pt" fo:font-style="normal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4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3" style:family="paragraph">
      <style:paragraph-properties fo:text-align="center"/>
    </style:style>
    <style:style style:name="P4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5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P4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035e86"/>
    </style:style>
    <style:style style:name="T4" style:family="text">
      <style:text-properties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 officeooo:rsid="00059135" style:font-style-asian="normal" style:font-style-complex="normal"/>
    </style:style>
    <style:style style:name="T6" style:family="text">
      <style:text-properties fo:font-size="14pt" fo:font-weight="bold" officeooo:rsid="00085b7d" style:font-size-asian="14pt" style:font-weight-asian="bold" style:font-size-complex="14pt" style:font-weight-complex="bold"/>
    </style:style>
    <style:style style:name="T7" style:family="text">
      <style:text-properties officeooo:rsid="00091d1c"/>
    </style:style>
    <style:style style:name="T8" style:family="text">
      <style:text-properties officeooo:rsid="000aad1f"/>
    </style:style>
    <style:style style:name="T9" style:family="text">
      <style:text-properties officeooo:rsid="000c1e6c"/>
    </style:style>
    <style:style style:name="T10" style:family="text">
      <style:text-properties officeooo:rsid="0011c57f"/>
    </style:style>
    <style:style style:name="T11" style:family="text">
      <style:text-properties officeooo:rsid="00170a5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fo:font-weight="bold" style:font-weight-asian="bold" style:font-weight-complex="bold"/>
    </style:style>
    <style:style style:name="T14" style:family="text">
      <style:text-properties fo:text-shadow="1pt 1pt"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 draw:visible-area-width="1.972in" draw:visible-area-height="1.972in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ge" style:horizontal-pos="from-left" style:horizontal-rel="page" draw:ole-draw-aspect="1" draw:visible-area-width="1.972in" draw:visible-area-height="1.972i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3035in" fo:min-width="1.2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3047in" fo:min-width="1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4764in" fo:min-width="0.6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1.8882in" svg:y="1.3071in" svg:width="4.2575in" style:rel-width="scale" svg:height="2.0543in" style:rel-height="scale" draw:z-index="0">
        <draw:object-ole xlink:href="./Object 1" xlink:type="simple" xlink:show="embed" xlink:actuate="onLoad"/>
        <draw:image xlink:href="./ObjectReplacements/Object 1" xlink:type="simple" xlink:show="embed" xlink:actuate="onLoad"/>
        <svg:desc>OLE-object</svg:desc>
      </draw:frame>
      <draw:frame draw:style-name="fr2" draw:name="2" text:anchor-type="page" text:anchor-page-number="1" svg:x="0.7291in" svg:y="6.9083in" svg:width="2.9681in" style:rel-width="scale" svg:height="1.761in" style:rel-height="scale" draw:z-index="1">
        <draw:object-ole xlink:href="./Object 2" xlink:type="simple" xlink:show="embed" xlink:actuate="onLoad"/>
        <draw:image xlink:href="./ObjectReplacements/Object 2" xlink:type="simple" xlink:show="embed" xlink:actuate="onLoad"/>
        <svg:desc>OLE-object</svg:desc>
      </draw:frame>
      <text:p text:style-name="P18"/>
      <text:p text:style-name="P18"/>
      <text:p text:style-name="P18"/>
      <text:p text:style-name="P18"/>
      <text:p text:style-name="P2">Dipartimento di Scienze Ambientali, Informatica e Statistica</text:p>
      <text:p text:style-name="P2"/>
      <text:p text:style-name="P2">Corso di Ingegneria del Software A.A. 2017-2018</text:p>
      <text:p text:style-name="P2"/>
      <text:p text:style-name="P2">Docente: Professore Agostino Cortesi</text:p>
      <text:p text:style-name="P2"/>
      <text:p text:style-name="P11">Componenti team Dragon:</text:p>
      <text:p text:style-name="P10"/>
      <text:list xml:id="list6677532699758843358" text:style-name="L1">
        <text:list-item>
          <text:p text:style-name="P40">Matteo Berton: 860594</text:p>
        </text:list-item>
        <text:list-item>
          <text:p text:style-name="P40">Giacome De Liberali: 857174</text:p>
        </text:list-item>
        <text:list-item>
          <text:p text:style-name="P40">Luca Fortin: 858986</text:p>
        </text:list-item>
        <text:list-item>
          <text:p text:style-name="P40">Luca Mion: 860135</text:p>
        </text:list-item>
      </text:list>
      <text:p text:style-name="P3"/>
      <text:p text:style-name="P4"/>
      <text:p text:style-name="P4"/>
      <text:p text:style-name="P4"/>
      <text:p text:style-name="P4">APPLICAZIONE ANDROID <text:s text:c="2"/></text:p>
      <text:p text:style-name="P3"/>
      <text:p text:style-name="P7"/>
      <text:p text:style-name="P7"/>
      <text:p text:style-name="P6"><text:span text:style-name="T4">PIANO DI TESTING </text:span><text:span text:style-name="T5">2.0</text:span></text:p>
      <text:p text:style-name="P5"/>
      <text:p text:style-name="P9"/>
      <text:p text:style-name="P9"/>
      <text:p text:style-name="P9"><text:soft-page-break/></text:p>
      <text:p text:style-name="P9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42">1. Introduzione<text:tab/>3</text:p>
          <text:p text:style-name="P42">2. Il modello di testing<text:tab/>3</text:p>
          <text:p text:style-name="P42">3. Procedura di registrazione dei test<text:tab/>3</text:p>
          <text:p text:style-name="P42">4. Requisiti Hardware e Software<text:tab/>3</text:p>
          <text:p text:style-name="P42">5. Vincoli per il testing<text:tab/>3</text:p>
          <text:p text:style-name="P42">6. Elementi testati<text:tab/>4</text:p>
          <text:p text:style-name="P42">7. Tracciabilità dei requisiti<text:tab/>5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3" text:outline-level="1"><text:soft-page-break/>1. Introduzione</text:h>
      <text:p text:style-name="P13"/>
      <text:p text:style-name="P16">Il seguente documento ha lo scopo di definire e pianificare le attività di testing che verranno svolte durante lo sviluppo dell’applicazione e prima della relativa messa in linea.</text:p>
      <text:p text:style-name="P13"/>
      <text:p text:style-name="P13"/>
      <text:h text:style-name="P33" text:outline-level="1">2. Il modello di testing</text:h>
      <text:p text:style-name="P13"/>
      <text:p text:style-name="P16">Per lo sviluppo dell’applicazione Security Street il team ha deciso di realizzare un test bottom-up.</text:p>
      <text:p text:style-name="P20">Attraverso questa tecnica è possibile verificare il funzionamento, la correttezza e l’integrità dei singoli sottosistemi, partendo dal livello gerarchicamente più basso, per poi testare i livelli superiori. </text:p>
      <text:p text:style-name="P16">Permette inoltre di rilevare immediatamente possibili errori e delimitare tali aree.</text:p>
      <text:p text:style-name="P13"/>
      <text:p text:style-name="P13"/>
      <text:h text:style-name="P33" text:outline-level="1"><text:span text:style-name="T8">3</text:span>. Procedura di registrazione dei test</text:h>
      <text:p text:style-name="P13"/>
      <text:p text:style-name="P22">Nella prima fase del testing il team andrà a controllare il corretto funzionamento delle principali funzionalità dell’applicazione su diversi dispositivi.</text:p>
      <text:p text:style-name="P27">Successivamente i dati ottenuti da questi test, verranno riportati su una tabella che servirà ad indicare i relativi risultati specificandone la tipologia, <text:span text:style-name="T7">il membro del gruppo che l’ha realizzato e il dispositivo utilizzato.</text:span></text:p>
      <text:p text:style-name="P27"/>
      <text:h text:style-name="P41" text:outline-level="1"><text:span text:style-name="T8">4</text:span>. Requisiti Hardware e Software</text:h>
      <text:p text:style-name="P15">I dispositivi fisici e quelli emulati tramite l’utilizzo di Android Studio sui quali andremo ad effettuare i test sono:</text:p>
      <text:p text:style-name="P21"/>
      <text:list xml:id="list7979073734073636778" text:style-name="L2">
        <text:list-item>
          <text:p text:style-name="P37">Sony Xperia XA1: <text:span text:style-name="T10">android 7.0</text:span></text:p>
        </text:list-item>
        <text:list-item>
          <text:p text:style-name="P38">Huawei P<text:span text:style-name="T3">8</text:span> Lite: android 6.0</text:p>
          <text:p text:style-name="P38"/>
        </text:list-item>
      </text:list>
      <text:p text:style-name="P21">I requisiti essenziali per poter realizzare il test dell’applicazione sono:</text:p>
      <text:p text:style-name="P21"/>
      <text:list xml:id="list4318890250934814287" text:style-name="L3">
        <text:list-item>
          <text:p text:style-name="P39">Connessione ad Internet <text:span text:style-name="T3">e accessso al GPS</text:span> per collegarsi e utilizzare i servizi di Google Maps;</text:p>
        </text:list-item>
        <text:list-item>
          <text:p text:style-name="P39">Sistema operativo Android 5 o successivi.</text:p>
        </text:list-item>
      </text:list>
      <text:p text:style-name="P21"/>
      <text:p text:style-name="P23"/>
      <text:h text:style-name="P33" text:outline-level="1"><text:span text:style-name="T8">5</text:span>. Vincoli per il testing</text:h>
      <text:p text:style-name="P19"/>
      <text:p text:style-name="P19">Il test verrà effettuato nell’arco delle tre settimane precendenti alla messa in linea dell’applicazione. Questo prevede la disponibiltà del gruppo a realizzare il testing e, di conseguenza, ogni componente dovrà avere a disposizione un dispositivo Android compatibile con le specifiche richieste.</text:p>
      <text:p text:style-name="P19"/>
      <text:p text:style-name="P12"/>
      <text:h text:style-name="P34" text:outline-level="1"><text:soft-page-break/><text:span text:style-name="T8">6</text:span>. Elementi testati</text:h>
      <text:p text:style-name="P17"/>
      <text:p text:style-name="P17">La pianificazione del testing è riassunta di seguito con il seguente <text:s/>diagramma:</text:p>
      <text:p text:style-name="P17"><draw:custom-shape text:anchor-type="paragraph" draw:z-index="2" draw:name="Shape1" draw:style-name="gr1" draw:text-style-name="P44" svg:width="1.2386in" svg:height="0.3358in" svg:x="2.3398in" svg:y="0.1819in"><text:p text:style-name="P43"><text:span text:style-name="T12">Inizio tes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/>
      <text:p text:style-name="P17"><draw:line text:anchor-type="paragraph" draw:z-index="7" draw:name="Shape3" draw:style-name="gr4" draw:text-style-name="P43" svg:x1="2.9874in" svg:y1="0.1437in" svg:x2="2.9874in" svg:y2="0.6091in"><text:p/></draw:line></text:p>
      <text:p text:style-name="P17"/>
      <text:p text:style-name="P17"/>
      <text:p text:style-name="P17"><draw:custom-shape text:anchor-type="paragraph" draw:z-index="4" draw:name="Shape1" draw:style-name="gr1" draw:text-style-name="P44" svg:width="1.2386in" svg:height="0.3358in" svg:x="2.3626in" svg:y="0.0484in"><text:p text:style-name="P43"><text:span text:style-name="T12">Alpha test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1" draw:text-style-name="P44" svg:width="1.2386in" svg:height="0.3358in" svg:x="2.3626in" svg:y="0.0484in"><text:p text:style-name="P43"><text:span text:style-name="T12">Alpha test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><draw:line text:anchor-type="paragraph" draw:z-index="8" draw:name="Shape3" draw:style-name="gr4" draw:text-style-name="P43" svg:x1="2.9874in" svg:y1="0.1555in" svg:x2="2.9874in" svg:y2="0.6945in"><text:p/></draw:line><draw:line text:anchor-type="paragraph" draw:z-index="12" draw:name="Shape5" draw:style-name="gr5" draw:text-style-name="P43" svg:x1="5.5362in" svg:y1="0.9555in" svg:x2="5.5228in" svg:y2="0.0272in"><text:p/></draw:line><draw:line text:anchor-type="paragraph" draw:z-index="13" draw:name="Shape7" draw:style-name="gr4" draw:text-style-name="P43" svg:x1="5.5228in" svg:y1="0.0272in" svg:x2="3.6008in" svg:y2="0.0272in"><text:p/></draw:line></text:p>
      <text:p text:style-name="P17"/>
      <text:p text:style-name="P17"/>
      <text:p text:style-name="P17"><draw:custom-shape text:anchor-type="paragraph" draw:z-index="6" draw:name="Shape2" draw:style-name="gr3" draw:text-style-name="P44" svg:width="1.215in" svg:height="0.9524in" svg:x="2.3866in" svg:y="0.1339in"><text:p text:style-name="P43"><text:span text:style-name="T12">Trovati</text:span></text:p><text:p text:style-name="P43"><text:span text:style-name="T12">bug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7"><draw:custom-shape text:anchor-type="paragraph" draw:z-index="5" draw:name="Shape1" draw:style-name="gr2" draw:text-style-name="P45" svg:width="1.2394in" svg:height="0.337in" svg:x="4.8634in" svg:y="0.2083in"><text:p text:style-name="P43"><text:span text:style-name="T13">Correzione bug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Shape6" draw:style-name="gr6" draw:text-style-name="P46" svg:width="0.5559in" svg:height="0.1925in" svg:x="3.9835in" svg:y="0.072in"><draw:text-box><text:p text:style-name="P43"><text:span text:style-name="T14">SI</text:span></text:p></draw:text-box></draw:frame></text:p>
      <text:p text:style-name="P17"><draw:line text:anchor-type="paragraph" draw:z-index="10" draw:name="Shape4" draw:style-name="gr4" draw:text-style-name="P43" svg:x1="3.6016in" svg:y1="0.161in" svg:x2="4.8634in" svg:y2="0.161in"><text:p/></draw:line></text:p>
      <text:p text:style-name="P17"/>
      <text:p text:style-name="P17"/>
      <text:p text:style-name="P17"><draw:frame text:anchor-type="paragraph" draw:z-index="15" draw:name="Shape8" draw:style-name="gr7" draw:text-style-name="P47" svg:width="0.5906in" svg:height="0.2205in" svg:x="3.1728in" svg:y="0.1272in"><draw:text-box><text:p text:style-name="P43"><text:span text:style-name="T12">NO</text:span></text:p></draw:text-box></draw:frame></text:p>
      <text:p text:style-name="P17"><draw:line text:anchor-type="paragraph" draw:z-index="9" draw:name="Shape3" draw:style-name="gr4" draw:text-style-name="P43" svg:x1="2.9874in" svg:y1="0.0319in" svg:x2="2.9874in" svg:y2="0.3508in"><text:p/></draw:line></text:p>
      <text:p text:style-name="P17"><draw:custom-shape text:anchor-type="paragraph" draw:z-index="3" draw:name="Shape1" draw:style-name="gr2" draw:text-style-name="P45" svg:width="1.2394in" svg:height="0.337in" svg:x="2.3752in" svg:y="0.1528in"><text:p text:style-name="P43"><text:span text:style-name="T13">Fine tes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/>
      <text:p text:style-name="P17"/>
      <text:p text:style-name="P17"/>
      <text:p text:style-name="P17">Questi test serviranno per capire se tutte le funzionalità della nostra applicazione funzionano correttamente.</text:p>
      <text:p text:style-name="P17"/>
      <text:p text:style-name="P17">Di seguito i vari test realizzati.</text:p>
      <text:p text:style-name="P17"/>
      <text:list xml:id="list8106818036450858042" text:style-name="L4">
        <text:list-item>
          <text:p text:style-name="P35"><text:span text:style-name="T2">Test usabilità: <text:s/></text:span><text:span text:style-name="T1">verifica l’utilizzo dell’applicazione da parte dell’utente;</text:span></text:p>
          <text:p text:style-name="P35"/>
        </text:list-item>
        <text:list-item>
          <text:p text:style-name="P35"><text:span text:style-name="T2">Test performance: </text:span><text:span text:style-name="T1">verifica delle prestazioni dell’applicazione;</text:span></text:p>
          <text:p text:style-name="P35"/>
        </text:list-item>
        <text:list-item>
          <text:p text:style-name="P35"><text:span text:style-name="T2">Test compatibilità:</text:span> <text:span text:style-name="T1">verifica del funzionamento dell’applicazione con diversi layout e diverse versioni del sistema operativo;</text:span></text:p>
        </text:list-item>
      </text:list>
      <text:p text:style-name="P14"/>
      <text:p text:style-name="P17">La fase di testing dell’applicazione si svolgerà <text:span text:style-name="T11">nei giorni </text:span>precedenti alla messa in linea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/>
      <text:h text:style-name="P34" text:outline-level="1"><text:soft-page-break/><text:span text:style-name="T8">7</text:span>. Tracciabilità dei requisiti</text:h>
      <text:p text:style-name="P14"/>
      <text:p text:style-name="P17">In questo punto andremo a elencare le azioni da testare nell’applicazione.</text:p>
      <text:p text:style-name="P17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1">Azione</text:p>
          </table:table-cell>
          <table:table-cell table:style-name="Table3.A1" office:value-type="string">
            <text:p text:style-name="P32">Membro del</text:p>
            <text:p text:style-name="P32"><text:s/>gruppo</text:p>
          </table:table-cell>
          <table:table-cell table:style-name="Table3.A1" office:value-type="string">
            <text:p text:style-name="P31">Dispositivo</text:p>
          </table:table-cell>
          <table:table-cell table:style-name="Table3.D1" office:value-type="string">
            <text:p text:style-name="P31">Risultato</text:p>
          </table:table-cell>
        </table:table-row>
        <table:table-row>
          <table:table-cell table:style-name="Table3.A2" table:number-rows-spanned="2" office:value-type="string">
            <text:p text:style-name="P29">Accesso applicazione</text:p>
          </table:table-cell>
          <table:table-cell table:style-name="Table3.A2" office:value-type="string">
            <text:p text:style-name="P28">Luca Fortin </text:p>
          </table:table-cell>
          <table:table-cell table:style-name="Table3.A2" office:value-type="string">
            <text:p text:style-name="P24">Huawei P<text:span text:style-name="T3">8</text:span> Lite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covered-table-cell/>
          <table:table-cell table:style-name="Table3.A2" office:value-type="string">
            <text:p text:style-name="P28">Luca M<text:span text:style-name="T9">ion</text:span></text:p>
          </table:table-cell>
          <table:table-cell table:style-name="Table3.A2" office:value-type="string">
            <text:p text:style-name="P25">Sony Xperia XA1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table-cell table:style-name="Table3.A2" table:number-rows-spanned="2" office:value-type="string">
            <text:p text:style-name="P29">Visualizzazione mappa</text:p>
            <text:p text:style-name="P29">autovelox</text:p>
          </table:table-cell>
          <table:table-cell table:style-name="Table3.A2" office:value-type="string">
            <text:p text:style-name="P28">Luca Fortin </text:p>
          </table:table-cell>
          <table:table-cell table:style-name="Table3.A2" office:value-type="string">
            <text:p text:style-name="P24">Huawei P<text:span text:style-name="T3">8</text:span> Lite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covered-table-cell/>
          <table:table-cell table:style-name="Table3.A2" office:value-type="string">
            <text:p text:style-name="P28">Luca Mion</text:p>
          </table:table-cell>
          <table:table-cell table:style-name="Table3.A2" office:value-type="string">
            <text:p text:style-name="P25">Sony Xperia XA1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table-cell table:style-name="Table3.A2" table:number-rows-spanned="2" office:value-type="string">
            <text:p text:style-name="P29">Apertura menu</text:p>
          </table:table-cell>
          <table:table-cell table:style-name="Table3.A2" office:value-type="string">
            <text:p text:style-name="P28">Luca Fortin </text:p>
          </table:table-cell>
          <table:table-cell table:style-name="Table3.A2" office:value-type="string">
            <text:p text:style-name="P24">Huawei P<text:span text:style-name="T3">8</text:span> Lite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covered-table-cell/>
          <table:table-cell table:style-name="Table3.A2" office:value-type="string">
            <text:p text:style-name="P28">Luca Mion</text:p>
          </table:table-cell>
          <table:table-cell table:style-name="Table3.A2" office:value-type="string">
            <text:p text:style-name="P25">Sony Xperia XA1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table-cell table:style-name="Table3.A2" table:number-rows-spanned="2" office:value-type="string">
            <text:p text:style-name="P29">Visualizzazione mappa</text:p>
            <text:p text:style-name="P29">incidenti</text:p>
          </table:table-cell>
          <table:table-cell table:style-name="Table3.A2" office:value-type="string">
            <text:p text:style-name="P28">Luca Fortin </text:p>
          </table:table-cell>
          <table:table-cell table:style-name="Table3.A2" office:value-type="string">
            <text:p text:style-name="P24">Huawei P<text:span text:style-name="T3">8</text:span> Lite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covered-table-cell/>
          <table:table-cell table:style-name="Table3.A2" office:value-type="string">
            <text:p text:style-name="P28">Luca Mion</text:p>
          </table:table-cell>
          <table:table-cell table:style-name="Table3.A2" office:value-type="string">
            <text:p text:style-name="P25">Sony Xperia XA1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table-cell table:style-name="Table3.A2" table:number-rows-spanned="2" office:value-type="string">
            <text:p text:style-name="P29">Visualizzazione dati</text:p>
          </table:table-cell>
          <table:table-cell table:style-name="Table3.A2" office:value-type="string">
            <text:p text:style-name="P28">Luca Fortin </text:p>
          </table:table-cell>
          <table:table-cell table:style-name="Table3.A2" office:value-type="string">
            <text:p text:style-name="P24">Huawei P<text:span text:style-name="T3">8</text:span> Lite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covered-table-cell/>
          <table:table-cell table:style-name="Table3.A2" office:value-type="string">
            <text:p text:style-name="P28">Luca Mion</text:p>
          </table:table-cell>
          <table:table-cell table:style-name="Table3.A2" office:value-type="string">
            <text:p text:style-name="P25">Sony Xperia XA1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table-cell table:style-name="Table3.A2" table:number-rows-spanned="2" office:value-type="string">
            <text:p text:style-name="P29">Segnala autovelox</text:p>
          </table:table-cell>
          <table:table-cell table:style-name="Table3.A2" office:value-type="string">
            <text:p text:style-name="P28">Luca Fortin </text:p>
          </table:table-cell>
          <table:table-cell table:style-name="Table3.A2" office:value-type="string">
            <text:p text:style-name="P24">Huawei P<text:span text:style-name="T3">8</text:span> Lite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covered-table-cell/>
          <table:table-cell table:style-name="Table3.A2" office:value-type="string">
            <text:p text:style-name="P28">Luca Mion</text:p>
          </table:table-cell>
          <table:table-cell table:style-name="Table3.A2" office:value-type="string">
            <text:p text:style-name="P25">Sony Xperia XA1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table-cell table:style-name="Table3.A2" table:number-rows-spanned="2" office:value-type="string">
            <text:p text:style-name="P29">Notifica autovelox</text:p>
          </table:table-cell>
          <table:table-cell table:style-name="Table3.A2" office:value-type="string">
            <text:p text:style-name="P28">Luca Fortin </text:p>
          </table:table-cell>
          <table:table-cell table:style-name="Table3.A2" office:value-type="string">
            <text:p text:style-name="P24">Huawei P<text:span text:style-name="T3">8</text:span> Lite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covered-table-cell/>
          <table:table-cell table:style-name="Table3.A2" office:value-type="string">
            <text:p text:style-name="P28">Luca Mion</text:p>
          </table:table-cell>
          <table:table-cell table:style-name="Table3.A2" office:value-type="string">
            <text:p text:style-name="P25">Sony Xperia XA1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table-cell table:style-name="Table3.A2" table:number-rows-spanned="2" office:value-type="string">
            <text:p text:style-name="P29">Densità autovelox</text:p>
          </table:table-cell>
          <table:table-cell table:style-name="Table3.A2" office:value-type="string">
            <text:p text:style-name="P28">Luca Fortin </text:p>
          </table:table-cell>
          <table:table-cell table:style-name="Table3.A2" office:value-type="string">
            <text:p text:style-name="P24">Huawei P<text:span text:style-name="T3">8</text:span> Lite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covered-table-cell/>
          <table:table-cell table:style-name="Table3.A2" office:value-type="string">
            <text:p text:style-name="P28">Luca Mion</text:p>
          </table:table-cell>
          <table:table-cell table:style-name="Table3.A2" office:value-type="string">
            <text:p text:style-name="P25">Sony Xperia XA1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table-cell table:style-name="Table3.A2" table:number-rows-spanned="2" office:value-type="string">
            <text:p text:style-name="P29">Aggiornamento sistema</text:p>
          </table:table-cell>
          <table:table-cell table:style-name="Table3.A2" office:value-type="string">
            <text:p text:style-name="P28">Luca Fortin </text:p>
          </table:table-cell>
          <table:table-cell table:style-name="Table3.A2" office:value-type="string">
            <text:p text:style-name="P24">Huawei P<text:span text:style-name="T3">8</text:span> Lite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covered-table-cell/>
          <table:table-cell table:style-name="Table3.A2" office:value-type="string">
            <text:p text:style-name="P28">Luca Mion</text:p>
          </table:table-cell>
          <table:table-cell table:style-name="Table3.A2" office:value-type="string">
            <text:p text:style-name="P25">Sony Xperia XA1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table-cell table:style-name="Table3.A2" table:number-rows-spanned="2" office:value-type="string">
            <text:p text:style-name="P29">Reset posizione </text:p>
          </table:table-cell>
          <table:table-cell table:style-name="Table3.A2" office:value-type="string">
            <text:p text:style-name="P28">Luca Fortin </text:p>
          </table:table-cell>
          <table:table-cell table:style-name="Table3.A2" office:value-type="string">
            <text:p text:style-name="P24">Huawei P<text:span text:style-name="T3">8</text:span> Lite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  <table:table-row>
          <table:covered-table-cell/>
          <table:table-cell table:style-name="Table3.A2" office:value-type="string">
            <text:p text:style-name="P28">Luca Mion</text:p>
          </table:table-cell>
          <table:table-cell table:style-name="Table3.A2" office:value-type="string">
            <text:p text:style-name="P25">Sony Xperia XA1</text:p>
          </table:table-cell>
          <table:table-cell table:style-name="Table3.D2" office:value-type="string">
            <text:p text:style-name="P30"><text:s/><text:span text:style-name="T6">V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essuna_20_spaziatura" style:display-name="Nessuna spaziatura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essuna_20_spaziatura">
      <style:text-properties style:font-name="Times New Roman" fo:font-size="10pt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ogetto Ingegneria del Software -Applicazione Android-</text:p>
      </style:header>
      <style:footer>
        <text:p text:style-name="Footer"><text:tab/><text:tab/><text:page-number text:select-page="current">5</text:page-number> Di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2:28:34.148727982</meta:creation-date>
    <dc:date>2018-02-15T16:43:27.577429539</dc:date>
    <meta:editing-duration>PT2H17M27S</meta:editing-duration>
    <meta:editing-cycles>41</meta:editing-cycles>
    <meta:generator>LibreOffice/5.1.6.2$Linux_X86_64 LibreOffice_project/10m0$Build-2</meta:generator>
    <meta:document-statistic meta:table-count="1" meta:image-count="0" meta:object-count="2" meta:page-count="5" meta:paragraph-count="126" meta:word-count="599" meta:character-count="3830" meta:non-whitespace-character-count="3328"/>
  </office:meta>
</office:document-meta>
</file>